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4" style:family="paragraph" style:parent-style-name="Standard" style:list-style-name="L2">
      <style:paragraph-properties fo:margin-top="0in" fo:margin-bottom="0.1598in" style:contextual-spacing="false"/>
      <style:text-properties style:font-name="Lato"/>
    </style:style>
    <style:style style:name="P5" style:family="paragraph" style:parent-style-name="Standard" style:list-style-name="L3">
      <style:paragraph-properties fo:margin-top="0in" fo:margin-bottom="0.1598in" style:contextual-spacing="false"/>
      <style:text-properties style:font-name="Lato"/>
    </style:style>
    <style:style style:name="P6" style:family="paragraph" style:parent-style-name="Standard" style:list-style-name="L4">
      <style:paragraph-properties fo:margin-top="0in" fo:margin-bottom="0.1598in" style:contextual-spacing="false"/>
      <style:text-properties style:font-name="Lato"/>
    </style:style>
    <style:style style:name="P7" style:family="paragraph" style:parent-style-name="Standard" style:list-style-name="L5">
      <style:paragraph-properties fo:margin-top="0in" fo:margin-bottom="0.1598in" style:contextual-spacing="false"/>
      <style:text-properties style:font-name="Lato"/>
    </style:style>
    <style:style style:name="P8" style:family="paragraph" style:parent-style-name="Standard" style:list-style-name="L6">
      <style:paragraph-properties fo:margin-top="0in" fo:margin-bottom="0.1598in" style:contextual-spacing="false"/>
      <style:text-properties style:font-name="Lato"/>
    </style:style>
    <style:style style:name="P9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10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11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style:style style:name="P12" style:family="paragraph" style:parent-style-name="Standard" style:list-style-name="L11">
      <style:paragraph-properties fo:margin-top="0in" fo:margin-bottom="0.1598in" style:contextual-spacing="false"/>
      <style:text-properties style:font-name="Lato"/>
    </style:style>
    <style:style style:name="P13" style:family="paragraph" style:parent-style-name="Standard" style:list-style-name="L12">
      <style:paragraph-properties fo:margin-top="0in" fo:margin-bottom="0.1598in" style:contextual-spacing="false"/>
      <style:text-properties style:font-name="Lato"/>
    </style:style>
    <style:style style:name="P14" style:family="paragraph" style:parent-style-name="Standard" style:list-style-name="L13">
      <style:paragraph-properties fo:margin-top="0in" fo:margin-bottom="0.1598in" style:contextual-spacing="false"/>
      <style:text-properties style:font-name="Lato"/>
    </style:style>
    <style:style style:name="P15" style:family="paragraph" style:parent-style-name="Standard" style:list-style-name="L14">
      <style:paragraph-properties fo:margin-top="0in" fo:margin-bottom="0.1598in" style:contextual-spacing="false"/>
      <style:text-properties style:font-name="Lato"/>
    </style:style>
    <style:style style:name="P16" style:family="paragraph" style:parent-style-name="Standard" style:list-style-name="L15">
      <style:paragraph-properties fo:margin-top="0in" fo:margin-bottom="0.1598in" style:contextual-spacing="false"/>
      <style:text-properties style:font-name="Lato"/>
    </style:style>
    <style:style style:name="P17" style:family="paragraph" style:parent-style-name="Standard" style:list-style-name="L16">
      <style:paragraph-properties fo:margin-top="0in" fo:margin-bottom="0.1598in" style:contextual-spacing="false"/>
      <style:text-properties style:font-name="Lato"/>
    </style:style>
    <style:style style:name="P18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#d4ea6b"/>
    </style:style>
    <style:style style:name="P19" style:family="paragraph" style:parent-style-name="Standard" style:list-style-name="L2">
      <style:paragraph-properties fo:margin-top="0in" fo:margin-bottom="0.1598in" style:contextual-spacing="false"/>
      <style:text-properties style:font-name="Lato" fo:background-color="#d4ea6b"/>
    </style:style>
    <style:style style:name="P20" style:family="paragraph" style:parent-style-name="Standard" style:list-style-name="L3">
      <style:paragraph-properties fo:margin-top="0in" fo:margin-bottom="0.1598in" style:contextual-spacing="false"/>
      <style:text-properties style:font-name="Lato" fo:background-color="#d4ea6b"/>
    </style:style>
    <style:style style:name="P21" style:family="paragraph" style:parent-style-name="Standard" style:list-style-name="L4">
      <style:paragraph-properties fo:margin-top="0in" fo:margin-bottom="0.1598in" style:contextual-spacing="false"/>
      <style:text-properties style:font-name="Lato" fo:background-color="#d4ea6b"/>
    </style:style>
    <style:style style:name="P22" style:family="paragraph" style:parent-style-name="Standard" style:list-style-name="L5">
      <style:paragraph-properties fo:margin-top="0in" fo:margin-bottom="0.1598in" style:contextual-spacing="false"/>
      <style:text-properties style:font-name="Lato" fo:background-color="#d4ea6b"/>
    </style:style>
    <style:style style:name="P23" style:family="paragraph" style:parent-style-name="Standard" style:list-style-name="L6">
      <style:paragraph-properties fo:margin-top="0in" fo:margin-bottom="0.1598in" style:contextual-spacing="false"/>
      <style:text-properties style:font-name="Lato" fo:background-color="#d4ea6b"/>
    </style:style>
    <style:style style:name="P24" style:family="paragraph" style:parent-style-name="Standard" style:list-style-name="L17">
      <style:paragraph-properties fo:margin-top="0in" fo:margin-bottom="0.1598in" style:contextual-spacing="false"/>
      <style:text-properties style:font-name="Lato" fo:background-color="#d4ea6b"/>
    </style:style>
    <style:style style:name="P25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#d4ea6b"/>
    </style:style>
    <style:style style:name="P26" style:family="paragraph" style:parent-style-name="Standard" style:list-style-name="L9">
      <style:paragraph-properties fo:margin-top="0in" fo:margin-bottom="0.1598in" style:contextual-spacing="false"/>
      <style:text-properties style:font-name="Lato" fo:background-color="#d4ea6b"/>
    </style:style>
    <style:style style:name="P27" style:family="paragraph" style:parent-style-name="Standard" style:list-style-name="L10">
      <style:paragraph-properties fo:margin-top="0in" fo:margin-bottom="0.1598in" style:contextual-spacing="false"/>
      <style:text-properties style:font-name="Lato" fo:background-color="#d4ea6b"/>
    </style:style>
    <style:style style:name="P28" style:family="paragraph" style:parent-style-name="Standard" style:list-style-name="L11">
      <style:paragraph-properties fo:margin-top="0in" fo:margin-bottom="0.1598in" style:contextual-spacing="false"/>
      <style:text-properties style:font-name="Lato" fo:background-color="#d4ea6b"/>
    </style:style>
    <style:style style:name="P29" style:family="paragraph" style:parent-style-name="Standard" style:list-style-name="L12">
      <style:paragraph-properties fo:margin-top="0in" fo:margin-bottom="0.1598in" style:contextual-spacing="false"/>
      <style:text-properties style:font-name="Lato" fo:background-color="#d4ea6b"/>
    </style:style>
    <style:style style:name="P30" style:family="paragraph" style:parent-style-name="Standard" style:list-style-name="L13">
      <style:paragraph-properties fo:margin-top="0in" fo:margin-bottom="0.1598in" style:contextual-spacing="false"/>
      <style:text-properties style:font-name="Lato" fo:background-color="#d4ea6b"/>
    </style:style>
    <style:style style:name="P31" style:family="paragraph" style:parent-style-name="Standard" style:list-style-name="L14">
      <style:paragraph-properties fo:margin-top="0in" fo:margin-bottom="0.1598in" style:contextual-spacing="false"/>
      <style:text-properties style:font-name="Lato" fo:background-color="#d4ea6b"/>
    </style:style>
    <style:style style:name="P32" style:family="paragraph" style:parent-style-name="Standard" style:list-style-name="L16">
      <style:paragraph-properties fo:margin-top="0in" fo:margin-bottom="0.1598in" style:contextual-spacing="false"/>
      <style:text-properties style:font-name="Lato" fo:background-color="#d4ea6b"/>
    </style:style>
    <style:style style:name="P33" style:family="paragraph" style:parent-style-name="Standard" style:list-style-name="L15">
      <style:paragraph-properties fo:margin-top="0in" fo:margin-bottom="0.1598in" style:contextual-spacing="false"/>
      <style:text-properties style:font-name="Lato" fo:background-color="#d4ea6b"/>
    </style:style>
    <style:style style:name="P34" style:family="paragraph" style:parent-style-name="Standard" style:list-style-name="L17">
      <style:paragraph-properties fo:margin-top="0in" fo:margin-bottom="0.1598in" style:contextual-spacing="false"/>
      <style:text-properties style:font-name="Lato"/>
    </style:style>
    <style:style style:name="T1" style:family="text">
      <style:text-properties officeooo:rsid="0012fbeb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Which directory is used to store files representing attached devices?</text:p>
      <text:list xml:id="list2658208632" text:style-name="L16">
        <text:list-item>
          <text:p text:style-name="P32">/dev</text:p>
        </text:list-item>
        <text:list-item>
          <text:p text:style-name="P17">/tmp</text:p>
        </text:list-item>
        <text:list-item>
          <text:p text:style-name="P17">/</text:p>
        </text:list-item>
        <text:list-item>
          <text:p text:style-name="P17">/mnt</text:p>
        </text:list-item>
      </text:list>
      <text:p text:style-name="P1"/>
      <text:p text:style-name="P1">Question 2</text:p>
      <text:p text:style-name="P1">Which option to the find command will search by user owner?</text:p>
      <text:list xml:id="list3840607328" text:style-name="L15">
        <text:list-item>
          <text:p text:style-name="P16">-uowner</text:p>
        </text:list-item>
        <text:list-item>
          <text:p text:style-name="P33">-user</text:p>
        </text:list-item>
        <text:list-item>
          <text:p text:style-name="P16">-owner</text:p>
        </text:list-item>
        <text:list-item>
          <text:p text:style-name="P16">-person</text:p>
        </text:list-item>
      </text:list>
      <text:p text:style-name="P1"/>
      <text:p text:style-name="P1"/>
      <text:p text:style-name="P1">Question 3</text:p>
      <text:p text:style-name="P1">Which option to the find command will search by file type?</text:p>
      <text:list xml:id="list2638298563" text:style-name="L14">
        <text:list-item>
          <text:p text:style-name="P15">-ftype</text:p>
        </text:list-item>
        <text:list-item>
          <text:p text:style-name="P15">-fstype</text:p>
        </text:list-item>
        <text:list-item>
          <text:p text:style-name="P15">-file</text:p>
        </text:list-item>
        <text:list-item>
          <text:p text:style-name="P31">-type</text:p>
        </text:list-item>
      </text:list>
      <text:p text:style-name="P1"/>
      <text:p text:style-name="P1"/>
      <text:p text:style-name="P1">Question 4</text:p>
      <text:p text:style-name="P1">Which option to the find command will execute a command on each matching file without prompting the user?</text:p>
      <text:list xml:id="list817745053" text:style-name="L13">
        <text:list-item>
          <text:p text:style-name="P14">-print</text:p>
        </text:list-item>
        <text:list-item>
          <text:p text:style-name="P30">-exec</text:p>
        </text:list-item>
        <text:list-item>
          <text:p text:style-name="P14">-ok</text:p>
        </text:list-item>
        <text:list-item>
          <text:p text:style-name="P14">-ls</text:p>
        </text:list-item>
      </text:list>
      <text:p text:style-name="P1"><text:soft-page-break/>Question 5</text:p>
      <text:p text:style-name="P1">Which option to the find command will prompt the user to execute a command on each matching file?</text:p>
      <text:list xml:id="list3542787603" text:style-name="L12">
        <text:list-item>
          <text:p text:style-name="P13">-print</text:p>
        </text:list-item>
        <text:list-item>
          <text:p text:style-name="P13">-ls</text:p>
        </text:list-item>
        <text:list-item>
          <text:p text:style-name="P13">-exec</text:p>
        </text:list-item>
        <text:list-item>
          <text:p text:style-name="P29">-ok</text:p>
        </text:list-item>
      </text:list>
      <text:p text:style-name="P1"/>
      <text:p text:style-name="P1"/>
      <text:p text:style-name="P1">Question 6</text:p>
      <text:p text:style-name="P1">Which directory represents the root of the filesystem hierarchy?</text:p>
      <text:list xml:id="list1859640988" text:style-name="L11">
        <text:list-item>
          <text:p text:style-name="P12">/root</text:p>
        </text:list-item>
        <text:list-item>
          <text:p text:style-name="P12">/etc</text:p>
        </text:list-item>
        <text:list-item>
          <text:p text:style-name="P12">/var</text:p>
        </text:list-item>
        <text:list-item>
          <text:p text:style-name="P28">/</text:p>
        </text:list-item>
      </text:list>
      <text:p text:style-name="P1"/>
      <text:p text:style-name="P1"/>
      <text:p text:style-name="P1">Question 7</text:p>
      <text:p text:style-name="P1">Which directory is used to store user home directories?</text:p>
      <text:list xml:id="list1453712518" text:style-name="L10">
        <text:list-item>
          <text:p text:style-name="P11">/homedir</text:p>
        </text:list-item>
        <text:list-item>
          <text:p text:style-name="P11">/usr</text:p>
        </text:list-item>
        <text:list-item>
          <text:p text:style-name="P11">/tmp</text:p>
        </text:list-item>
        <text:list-item>
          <text:p text:style-name="P27">/home</text:p>
        </text:list-item>
      </text:list>
      <text:p text:style-name="P1"/>
      <text:p text:style-name="P1"/>
      <text:p text:style-name="P1">Question 8</text:p>
      <text:p text:style-name="P1">Which directory is used to store the kernel?</text:p>
      <text:list xml:id="list3305663029" text:style-name="L9">
        <text:list-item>
          <text:p text:style-name="P26">/boot</text:p>
        </text:list-item>
        <text:list-item>
          <text:p text:style-name="P10">/sys</text:p>
        </text:list-item>
        <text:list-item>
          <text:p text:style-name="P10">/etc</text:p>
        </text:list-item>
        <text:list-item>
          <text:p text:style-name="P10">/</text:p>
        </text:list-item>
      </text:list>
      <text:p text:style-name="P1"><text:soft-page-break/>Question 9</text:p>
      <text:p text:style-name="P1">Which directory is used to store configuration files specific to the host?</text:p>
      <text:list xml:id="list3286156577" text:style-name="L8">
        <text:list-item>
          <text:p text:style-name="P9">/</text:p>
        </text:list-item>
        <text:list-item>
          <text:p text:style-name="P25">/etc</text:p>
        </text:list-item>
        <text:list-item>
          <text:p text:style-name="P9">/boot</text:p>
        </text:list-item>
        <text:list-item>
          <text:p text:style-name="P9">/var</text:p>
        </text:list-item>
      </text:list>
      <text:p text:style-name="P1"/>
      <text:p text:style-name="P1">Question 10</text:p>
      <text:p text:style-name="P1">Which directory is used for the home directory of the root user?</text:p>
      <text:list xml:id="list289963435" text:style-name="L17">
        <text:list-item>
          <text:p text:style-name="P24">/</text:p>
        </text:list-item>
        <text:list-item>
          <text:p text:style-name="P34">/home</text:p>
        </text:list-item>
        <text:list-item>
          <text:p text:style-name="P34">/root</text:p>
        </text:list-item>
        <text:list-item>
          <text:p text:style-name="P34">/var</text:p>
        </text:list-item>
      </text:list>
      <text:p text:style-name="P1"/>
      <text:p text:style-name="P1"/>
      <text:p text:style-name="P1">Question 1<text:span text:style-name="T1">1</text:span></text:p>
      <text:p text:style-name="P1">Which of the following are advantages of using the find command?</text:p>
      <text:p text:style-name="P1">(choose two)</text:p>
      <text:list xml:id="list3878889501" text:style-name="L6">
        <text:list-item>
          <text:p text:style-name="P8">It is quicker than the locate command</text:p>
        </text:list-item>
        <text:list-item>
          <text:p text:style-name="P23">It can search by file attribute types</text:p>
        </text:list-item>
        <text:list-item>
          <text:p text:style-name="P23">Its results are always the most up-to-date</text:p>
        </text:list-item>
        <text:list-item>
          <text:p text:style-name="P8">It pages the results</text:p>
        </text:list-item>
      </text:list>
      <text:p text:style-name="P1"/>
      <text:p text:style-name="P1"/>
      <text:p text:style-name="P1">Question <text:span text:style-name="T1">1</text:span>2</text:p>
      <text:p text:style-name="P1">What directory is used as a temporary mount point?</text:p>
      <text:list xml:id="list1373261351" text:style-name="L5">
        <text:list-item>
          <text:p text:style-name="P7">/xbin</text:p>
        </text:list-item>
        <text:list-item>
          <text:p text:style-name="P7">/etc</text:p>
        </text:list-item>
        <text:list-item>
          <text:p text:style-name="P22">/mnt</text:p>
        </text:list-item>
        <text:list-item>
          <text:p text:style-name="P7">/tmpmnt</text:p>
        </text:list-item>
      </text:list>
      <text:p text:style-name="P1"><text:soft-page-break/>Question <text:span text:style-name="T1">1</text:span>3</text:p>
      <text:p text:style-name="P1">The _____ command will search for files by searching the filesystem in real-time.</text:p>
      <text:list xml:id="list1653618151" text:style-name="L4">
        <text:list-item>
          <text:p text:style-name="P6">updatedb</text:p>
        </text:list-item>
        <text:list-item>
          <text:p text:style-name="P6">locate</text:p>
        </text:list-item>
        <text:list-item>
          <text:p text:style-name="P21">find</text:p>
        </text:list-item>
        <text:list-item>
          <text:p text:style-name="P6">search</text:p>
        </text:list-item>
      </text:list>
      <text:p text:style-name="P1"/>
      <text:p text:style-name="P1">Question <text:span text:style-name="T1">1</text:span>4</text:p>
      <text:p text:style-name="P1">Which option to the locate command will have the command perform case-insensitive searches?</text:p>
      <text:list xml:id="list2422123942" text:style-name="L3">
        <text:list-item>
          <text:p text:style-name="P5">-l</text:p>
        </text:list-item>
        <text:list-item>
          <text:p text:style-name="P20">-i</text:p>
        </text:list-item>
        <text:list-item>
          <text:p text:style-name="P5">-s</text:p>
        </text:list-item>
        <text:list-item>
          <text:p text:style-name="P5">-g</text:p>
        </text:list-item>
      </text:list>
      <text:p text:style-name="P1"/>
      <text:p text:style-name="P1">Question <text:span text:style-name="T1">15</text:span></text:p>
      <text:p text:style-name="P1">Which directory is used to store temporary files?</text:p>
      <text:list xml:id="list880279531" text:style-name="L2">
        <text:list-item>
          <text:p text:style-name="P4">/etc</text:p>
        </text:list-item>
        <text:list-item>
          <text:p text:style-name="P4">/</text:p>
        </text:list-item>
        <text:list-item>
          <text:p text:style-name="P4">/sysfs</text:p>
        </text:list-item>
        <text:list-item>
          <text:p text:style-name="P19">/tmp</text:p>
        </text:list-item>
      </text:list>
      <text:p text:style-name="P1"/>
      <text:p text:style-name="P1">Question <text:span text:style-name="T1">16</text:span></text:p>
      <text:p text:style-name="P1">Which directory is used to store essential libraries?</text:p>
      <text:list xml:id="list890790497" text:style-name="L1">
        <text:list-item>
          <text:p text:style-name="P3">/bin</text:p>
        </text:list-item>
        <text:list-item>
          <text:p text:style-name="P18">/lib</text:p>
        </text:list-item>
        <text:list-item>
          <text:p text:style-name="P3">/usr</text:p>
        </text:list-item>
        <text:list-item>
          <text:p text:style-name="P3">/var</text:p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9:50:07.600083834</meta:creation-date>
    <dc:date>2022-01-12T11:14:28.471022181</dc:date>
    <meta:editing-duration>PT15M56S</meta:editing-duration>
    <meta:editing-cycles>7</meta:editing-cycles>
    <meta:generator>LibreOffice/7.1.8.1$Linux_X86_64 LibreOffice_project/10$Build-1</meta:generator>
    <meta:document-statistic meta:table-count="0" meta:image-count="0" meta:object-count="0" meta:page-count="4" meta:paragraph-count="97" meta:word-count="363" meta:character-count="1776" meta:non-whitespace-character-count="1574"/>
  </office:meta>
</office:document-meta>
</file>